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af2" officeooo:paragraph-rsid="00162af2"/>
    </style:style>
    <style:style style:name="P2" style:family="paragraph" style:parent-style-name="Standard">
      <style:text-properties officeooo:rsid="00162af2" officeooo:paragraph-rsid="00162a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stract- The existing trend of consumption increase and</text:p>
      <text:p text:style-name="P1">population growth, combined with reduction of primary energy</text:p>
      <text:p text:style-name="P1">resources, determined adoption of energy efficiency increase</text:p>
      <text:p text:style-name="P1">measures to better cope with the existing necessities. The main</text:p>
      <text:p text:style-name="P1">characteristics of smart cities are starting to be defined such that</text:p>
      <text:p text:style-name="P1">to be applied to various cities with different population, sizes</text:p>
      <text:p text:style-name="P1">and level of technology development. In the future smart cities,</text:p>
      <text:p text:style-name="P1">the consumer will have a determinant role, possibly becoming a</text:p>
      <text:p text:style-name="P1">prosumer with consumption/generation profiles scheduled such</text:p>
      <text:p text:style-name="P1">that to maximize his utility. This paper will contribute to the</text:p>
      <text:p text:style-name="P1">understanding of smart consumers and intelligent buildings</text:p>
      <text:p text:style-name="P1">within the smart cities (optimized consumption patterns,</text:p>
      <text:p text:style-name="P1">demand side management, energy efficiency-all that using price</text:p>
      <text:p text:style-name="P1">signals information).</text:p>
      <text:p text:style-name="P1"/>
      <text:p text:style-name="P1">I. ENERGY CONSUMPTION PATTERN IN INDIA</text:p>
      <text:p text:style-name="P1">The Indian government has made laudable efforts over the</text:p>
      <text:p text:style-name="P1">past ten years to make energy accessible to the people of the</text:p>
      <text:p text:style-name="P1">nation. This study uses the nationally representative India</text:p>
      <text:p text:style-name="P1">Residential Energy Consumption Survey (IRES) to evaluate</text:p>
      <text:p text:style-name="P1">the consumer satisfaction with electrical services as well as</text:p>
      <text:p text:style-name="P1">the quality and dependability of the supply. It also examines</text:p>
      <text:p text:style-name="P1">how distribution firms manage the household metering,</text:p>
      <text:p text:style-name="P1">billing, and payment collection (MBC) process. The study</text:p>
      <text:p text:style-name="P1">also suggests ways to close any remaining gaps so that India</text:p>
      <text:p text:style-name="P1">may achieve its objective of having dependable, inexpensive,</text:p>
      <text:p text:style-name="P1">and widespread access to power. The industry sector</text:p>
      <text:p text:style-name="P1">consumed the most power overall in 2022–23, with a share of</text:p>
      <text:p text:style-name="P1">41.09%, followed by the household (25.67%), agricultural</text:p>
      <text:p text:style-name="P1">(17.52%), and commercial (8.31%) sectors. The Domestic</text:p>
      <text:p text:style-name="P1">sector had a CAGR of 7.02</text:p>
      <text:p text:style-name="P1"/>
      <text:p text:style-name="P1"><text:s text:c="2"/>The Trafﬁc Signal Controller (TSC) is the pivotal component used at</text:p>
      <text:p text:style-name="P1">signalized junctions to manage trafﬁc with safety conﬁrmation.</text:p>
      <text:p text:style-name="P1">to operate trafﬁc signals using different technologies like</text:p>
      <text:p text:style-name="P1">fuzzy logic [3–5], artiﬁcial neural networks [6,7], genetic algorithms [8,</text:p>
      <text:p text:style-name="P1">9], wireless sensor network</text:p>
      <text:p text:style-name="P1">, the current article presents a multi-agent TSC with a</text:p>
      <text:p text:style-name="P1">concrete analysis of TSC design parameters including trafﬁc arrival and</text:p>
      <text:p text:style-name="P1">departure rate, queue length, composition, delay, residual, green time,</text:p>
      <text:p text:style-name="P1">et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23:45:15.691886144</meta:creation-date>
    <dc:date>2024-09-08T23:37:57.269899664</dc:date>
    <meta:editing-duration>PT4M44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1" meta:paragraph-count="39" meta:word-count="322" meta:character-count="2175" meta:non-whitespace-character-count="1892"/>
  </office:meta>
</office:document-meta>
</file>